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Times-Bold" svg:font-family="Times-Bold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2.2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-Bold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2pt" style:language-asian="none" style:country-asian="none" style:font-style-asian="normal" style:font-weight-asian="bold" style:font-name-complex="Times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-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6d6d6d" style:text-align-source="fix" style:repeat-content="false" fo:border-left="0.06pt solid #6d6d6d" fo:border-right="0.99pt solid #6d6d6d" fo:border-top="0.06pt solid #6d6d6d"/>
      <style:paragraph-properties fo:text-align="center"/>
      <style:text-properties style:use-window-font-color="true" style:text-outline="false" style:text-line-through-style="none" style:text-line-through-type="none" style:font-name="Times-Bold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2pt" style:language-asian="none" style:country-asian="none" style:font-style-asian="normal" style:font-weight-asian="bold" style:font-name-complex="Times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6d6d6d" fo:border-left="0.06pt solid #6d6d6d" fo:border-right="0.99pt solid #6d6d6d" fo:border-top="0.06pt solid #6d6d6d"/>
      <style:text-properties style:use-window-font-color="true" style:text-outline="false" style:text-line-through-style="none" style:text-line-through-type="none" style:font-name="Times-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6d6d6d" style:text-align-source="fix" style:repeat-content="false" fo:border-left="0.06pt solid #6d6d6d" fo:border-right="0.99pt solid #6d6d6d" fo:border-top="0.06pt solid #6d6d6d"/>
      <style:paragraph-properties fo:text-align="center"/>
      <style:text-properties style:use-window-font-color="true" style:text-outline="false" style:text-line-through-style="none" style:text-line-through-type="none" style:font-name="Times-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-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6d6d6d" fo:border-left="0.06pt solid #6d6d6d" fo:border-right="0.99pt solid #6d6d6d" fo:border-top="0.06pt solid #6d6d6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6d6d6d" fo:border-left="0.06pt solid #6d6d6d" fo:border-right="0.99pt solid #6d6d6d" fo:border-top="0.06pt solid #6d6d6d"/>
      <style:text-properties style:use-window-font-color="true" style:text-outline="false" style:text-line-through-style="none" style:text-line-through-type="none" style:font-name="Times-Bold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2pt" style:language-asian="none" style:country-asian="none" style:font-style-asian="normal" style:font-weight-asian="bold" style:font-name-complex="Times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6d6d6d" style:text-align-source="fix" style:repeat-content="false" fo:border-left="0.06pt solid #6d6d6d" fo:border-right="0.99pt solid #6d6d6d" fo:border-top="0.06pt solid #6d6d6d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-Roman" fo:font-size="12pt" fo:font-weight="normal" style:text-outline="false" style:letter-kerning="false" fo:letter-spacing="normal" style:font-name-asian="Times-Roman" style:font-name-complex="Times-Roman" style:font-size-asian="12pt" style:font-size-complex="12pt" style:font-weight-asian="normal" style:font-weight-complex="normal"/>
    </style:style>
    <style:style style:name="T2" style:family="text">
      <style:text-properties style:use-window-font-color="true" fo:font-size="12pt" style:text-outline="false" style:letter-kerning="false" fo:letter-spacing="normal" style:font-size-asian="12pt" style:font-size-complex="12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fo:font-size="12pt" style:text-outline="false" style:letter-kerning="false" fo:letter-spacing="normal" style:font-size-asian="12pt" style:font-size-complex="12pt" style:font-name="Times-Roman" fo:font-weight="normal" style:font-name-asian="Times-Roman" style:font-name-complex="Times-Roman" style:font-weight-asian="normal" style:font-weight-complex="normal"/>
    </style:style>
    <style:style style:name="T4" style:family="text">
      <style:text-properties style:use-window-font-color="true" style:font-name="Times-Bold" fo:font-size="12pt" fo:font-weight="bold" style:text-outline="false" style:letter-kerning="false" fo:letter-spacing="normal" style:font-name-asian="Times-Bold" style:font-name-complex="Times-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>
            <text:p>Học kỳ</text:p>
          </table:table-cell>
          <table:table-cell table:style-name="ce1" office:value-type="string" calcext:value-type="string">
            <text:p>Mã môn</text:p>
          </table:table-cell>
          <table:table-cell table:style-name="ce1" office:value-type="string" calcext:value-type="string">
            <text:p>Tên môn học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TH</text:p>
          </table:table-cell>
        </table:table-row>
        <table:table-row table:style-name="ro1">
          <table:table-cell table:style-name="ce1" office:value-type="string" calcext:value-type="string">
            <text:p>Học kỳ 1</text:p>
          </table:table-cell>
          <table:table-cell office:value-type="string" calcext:value-type="string">
            <text:p>IT001</text:p>
          </table:table-cell>
          <table:table-cell office:value-type="string" calcext:value-type="string">
            <text:p>Nhập môn lập trìn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E005</text:p>
          </table:table-cell>
          <table:table-cell office:value-type="string" calcext:value-type="string">
            <text:p>Giới thiệu ngành Công nghệ Thông t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T004</text:p>
          </table:table-cell>
          <table:table-cell office:value-type="string" calcext:value-type="string">
            <text:p>Cơ sở dữ liệu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005</text:p>
          </table:table-cell>
          <table:table-cell office:value-type="string" calcext:value-type="string">
            <text:p>Nhập môn mạng máy tín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E101</text:p>
          </table:table-cell>
          <table:table-cell office:value-type="string" calcext:value-type="string">
            <text:p>Cơ sở hạ tầng Công nghệ thông 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ọc kỳ 2</text:p>
          </table:table-cell>
          <table:table-cell office:value-type="string" calcext:value-type="string">
            <text:p>IT002</text:p>
          </table:table-cell>
          <table:table-cell office:value-type="string" calcext:value-type="string">
            <text:p>Lập trình hướng đối tượ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003</text:p>
          </table:table-cell>
          <table:table-cell office:value-type="string" calcext:value-type="string">
            <text:p>Cấu trúc dữ liệu và giải thuậ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012</text:p>
          </table:table-cell>
          <table:table-cell office:value-type="string" calcext:value-type="string">
            <text:p>Tổ chức và cấu trúc máy tính I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004</text:p>
          </table:table-cell>
          <table:table-cell office:value-type="string" calcext:value-type="string">
            <text:p>Cấu trúc rời rạ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ọc kỳ 3</text:p>
          </table:table-cell>
          <table:table-cell office:value-type="string" calcext:value-type="string">
            <text:p>IE103</text:p>
          </table:table-cell>
          <table:table-cell office:value-type="string" calcext:value-type="string">
            <text:p>Quản lý thông 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E104</text:p>
          </table:table-cell>
          <table:table-cell office:value-type="string" calcext:value-type="string">
            <text:p>Internet và công nghệ We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E106</text:p>
          </table:table-cell>
          <table:table-cell office:value-type="string" calcext:value-type="string">
            <text:p>Thiết kế giao diện người dù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 </text:p>
          </table:table-cell>
          <table:table-cell table:style-name="ce1" office:value-type="string" calcext:value-type="string">
            <text:p>Các môn học chuyên ngành(*)</text:p>
          </table:table-cell>
          <table:table-cell table:style-name="ce9" office:value-type="string" calcext:value-type="string">
            <text:p><text:span text:style-name="T4">³</text:span><text:span text:style-name="T3"> </text:span><text:span text:style-name="T2">4</text:span>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ce3" office:value-type="string" calcext:value-type="string">
            <text:p>Học kỳ 4</text:p>
          </table:table-cell>
          <table:table-cell table:style-name="ce5" office:value-type="string" calcext:value-type="string">
            <text:p>IE105</text:p>
          </table:table-cell>
          <table:table-cell table:style-name="ce4" office:value-type="string" calcext:value-type="string">
            <text:p>Nhập môn bảo đảm và an ninh thông ti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5" office:value-type="string" calcext:value-type="string">
            <text:p>IE400</text:p>
          </table:table-cell>
          <table:table-cell table:style-name="ce7" office:value-type="string" calcext:value-type="string">
            <text:p><text:span text:style-name="T1">Chuyên đề tốt nghiệp (</text:span><text:span text:style-name="T2">**</text:span><text:span text:style-name="T3">) (Bắt buộc nếu chọn hình thức 2 ở khối kiến thức tốt nghiệp)</text:span>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 </text:p>
          </table:table-cell>
          <table:table-cell table:style-name="ce8" office:value-type="string" calcext:value-type="string">
            <text:p>Các môn học chuyên ngành (*)</text:p>
          </table:table-cell>
          <table:table-cell table:style-name="ce10" office:value-type="string" calcext:value-type="string">
            <text:p><text:span text:style-name="T4">≥1</text:span><text:span text:style-name="T3"> </text:span><text:span text:style-name="T2">2</text:span></text:p>
          </table:table-cell>
          <table:table-cell table:style-name="ce5"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table:style-name="ce5"/>
          <table:table-cell table:style-name="ce5" office:value-type="string" calcext:value-type="string">
            <text:p>IE505</text:p>
          </table:table-cell>
          <table:table-cell table:style-name="ce5" office:value-type="string" calcext:value-type="string">
            <text:p>Khóa luận tốt nghiệp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IE501</text:p>
          </table:table-cell>
          <table:table-cell table:style-name="ce5" office:value-type="string" calcext:value-type="string">
            <text:p>Đồ án tốt nghiệp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IE502</text:p>
          </table:table-cell>
          <table:table-cell table:style-name="ce5" office:value-type="string" calcext:value-type="string">
            <text:p>Đồ án tốt nghiệp tại doanh nghiệp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Times-Bold" svg:font-family="Times-Bold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10:28:40.591173000</meta:creation-date>
    <dc:date>2025-04-15T12:26:27.923171000</dc:date>
    <meta:editing-duration>PT1H26M46S</meta:editing-duration>
    <meta:editing-cycles>1</meta:editing-cycles>
    <meta:document-statistic meta:table-count="1" meta:cell-count="104" meta:object-count="0"/>
    <meta:generator>LibreOffice/25.2.2.2$MacOSX_AARCH64 LibreOffice_project/7370d4be9e3cf6031a51beef54ff3bda878e3fac</meta:generator>
  </office:meta>
</office:document-meta>
</file>